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A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orkton 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A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A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A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ala Martin</text:p>
          </table:table-cell>
          <table:table-cell office:value-type="string">
            <text:p>Yorkton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Giesbrecht</text:p>
          </table:table-cell>
          <table:table-cell office:value-type="string">
            <text:p>Yorkton 1</text:p>
          </table:table-cell>
          <table:table-cell office:value-type="string">
            <text:p>A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idan Sawatzky</text:p>
          </table:table-cell>
          <table:table-cell office:value-type="string">
            <text:p>Yorkton 1</text:p>
          </table:table-cell>
          <table:table-cell office:value-type="string">
            <text:p>A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4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8:33.55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